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" style:font-family-generic="swiss" style:font-pitch="fixed"/>
    <style:font-face style:name="Ubuntu" svg:font-family="Ubuntu" style:font-pitch="variable"/>
    <style:font-face style:name="DejaVu Sans" svg:font-family="'DejaVu Sans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URW Gothic L" svg:font-family="'URW Gothic L'" style:font-family-generic="swiss" style:font-pitch="variable"/>
    <style:font-face style:name="DejaVu Sans2" svg:font-family="'DejaVu Sans'" style:font-family-generic="system" style:font-pitch="variable"/>
    <style:font-face style:name="DejaVu Sans Light" svg:font-family="'DejaVu Sans Light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965in" loext:contextual-spacing="false" fo:text-align="justify" style:justify-single-word="false"/>
    </style:style>
    <style:style style:name="P2" style:family="paragraph" style:parent-style-name="Text_20_body">
      <style:paragraph-properties fo:text-align="center" style:justify-single-word="false"/>
      <style:text-properties style:font-name="Ubuntu" fo:font-size="10pt" style:font-size-asian="10pt" style:font-size-complex="10pt"/>
    </style:style>
    <style:style style:name="P3" style:family="paragraph" style:parent-style-name="Text_20_body">
      <style:paragraph-properties fo:text-align="justify" style:justify-single-word="false"/>
      <style:text-properties style:font-name="Ubuntu" fo:font-size="10pt" style:font-size-asian="10pt" style:font-size-complex="10pt"/>
    </style:style>
    <style:style style:name="P4" style:family="paragraph" style:parent-style-name="Text_20_body">
      <style:paragraph-properties fo:text-align="start" style:justify-single-word="false"/>
      <style:text-properties style:font-name="Ubuntu" fo:font-size="10pt" style:font-size-asian="10pt" style:font-size-complex="10pt"/>
    </style:style>
    <style:style style:name="P5" style:family="paragraph" style:parent-style-name="Text_20_body">
      <style:paragraph-properties fo:text-align="start" style:justify-single-word="false"/>
      <style:text-properties style:font-name="Ubuntu" fo:font-size="10pt" officeooo:paragraph-rsid="000ed651" style:font-size-asian="10pt" style:font-size-complex="10pt"/>
    </style:style>
    <style:style style:name="P6" style:family="paragraph" style:parent-style-name="Text_20_body">
      <style:paragraph-properties fo:text-align="center" style:justify-single-word="false"/>
    </style:style>
    <style:style style:name="P7" style:family="paragraph" style:parent-style-name="Text_20_body">
      <style:paragraph-properties fo:text-align="end" style:justify-single-word="false"/>
    </style:style>
    <style:style style:name="P8" style:family="paragraph" style:parent-style-name="Text_20_body">
      <style:paragraph-properties fo:margin-top="0in" fo:margin-bottom="0in" loext:contextual-spacing="false" fo:text-align="justify" style:justify-single-word="false"/>
      <style:text-properties style:font-name="Ubuntu" fo:font-size="10pt" style:font-size-asian="10pt" style:font-size-complex="10pt"/>
    </style:style>
    <style:style style:name="P9" style:family="paragraph" style:parent-style-name="Text_20_body">
      <style:paragraph-properties fo:margin-top="0in" fo:margin-bottom="0in" loext:contextual-spacing="false" fo:text-align="center" style:justify-single-word="false"/>
      <style:text-properties style:font-name="Ubuntu" fo:font-size="10pt" style:font-size-asian="10pt" style:font-size-complex="10pt"/>
    </style:style>
    <style:style style:name="P10" style:family="paragraph" style:parent-style-name="Text_20_body">
      <style:paragraph-properties fo:margin-top="0in" fo:margin-bottom="0in" loext:contextual-spacing="false" fo:text-align="center" style:justify-single-word="false"/>
      <style:text-properties style:font-name="Ubuntu"/>
    </style:style>
    <style:style style:name="P11" style:family="paragraph" style:parent-style-name="Text_20_body">
      <style:paragraph-properties fo:margin-top="0in" fo:margin-bottom="0in" loext:contextual-spacing="false" fo:text-align="justify" style:justify-single-word="false"/>
    </style:style>
    <style:style style:name="P12" style:family="paragraph" style:parent-style-name="Text_20_body">
      <style:paragraph-properties fo:margin-top="0in" fo:margin-bottom="0in" loext:contextual-spacing="false" fo:text-align="justify" style:justify-single-word="false"/>
      <style:text-properties officeooo:paragraph-rsid="000ed651"/>
    </style:style>
    <style:style style:name="P13" style:family="paragraph" style:parent-style-name="Text_20_body">
      <style:paragraph-properties fo:margin-top="0in" fo:margin-bottom="0in" loext:contextual-spacing="false" fo:text-align="justify" style:justify-single-word="false"/>
      <style:text-properties officeooo:paragraph-rsid="001201e0"/>
    </style:style>
    <style:style style:name="P14" style:family="paragraph" style:parent-style-name="Text_20_body">
      <style:paragraph-properties fo:margin-top="0in" fo:margin-bottom="0in" loext:contextual-spacing="false" fo:text-align="justify" style:justify-single-word="false"/>
      <style:text-properties officeooo:rsid="000ed651" officeooo:paragraph-rsid="001201e0"/>
    </style:style>
    <style:style style:name="P15" style:family="paragraph" style:parent-style-name="Text_20_body">
      <style:paragraph-properties fo:margin-top="0in" fo:margin-bottom="0in" loext:contextual-spacing="false" fo:text-align="justify" style:justify-single-word="false"/>
      <style:text-properties officeooo:rsid="001201e0" officeooo:paragraph-rsid="001201e0"/>
    </style:style>
    <style:style style:name="P16" style:family="paragraph" style:parent-style-name="Text_20_body">
      <style:paragraph-properties fo:margin-top="0in" fo:margin-bottom="0in" loext:contextual-spacing="false" fo:text-align="center" style:justify-single-word="false"/>
      <style:text-properties officeooo:rsid="001201e0" officeooo:paragraph-rsid="001201e0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officeooo:rsid="000ed651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style:font-name="Ubuntu" fo:font-size="10pt" style:font-size-asian="10pt" style:font-size-complex="10pt"/>
    </style:style>
    <style:style style:name="T5" style:family="text">
      <style:text-properties style:font-name="Ubuntu" fo:font-size="10pt" officeooo:rsid="000ed651" style:font-size-asian="10pt" style:font-size-complex="10pt"/>
    </style:style>
    <style:style style:name="T6" style:family="text">
      <style:text-properties style:font-name="Ubuntu" fo:font-size="10pt" officeooo:rsid="00102e35" style:font-size-asian="10pt" style:font-size-complex="10pt"/>
    </style:style>
    <style:style style:name="T7" style:family="text">
      <style:text-properties style:font-name="Ubuntu" fo:font-size="10pt" officeooo:rsid="00108370" style:font-size-asian="10pt" style:font-size-complex="10pt"/>
    </style:style>
    <style:style style:name="T8" style:family="text">
      <style:text-properties style:font-name="Ubuntu" fo:font-size="10pt" officeooo:rsid="001201e0" style:font-size-asian="10pt" style:font-size-complex="10pt"/>
    </style:style>
    <style:style style:name="T9" style:family="text">
      <style:text-properties style:font-name="Ubuntu" fo:font-size="10pt" officeooo:rsid="00129a44" style:font-size-asian="10pt" style:font-size-complex="10pt"/>
    </style:style>
    <style:style style:name="T10" style:family="text">
      <style:text-properties style:font-name="Ubuntu" fo:font-size="10pt" fo:font-weight="bold" style:font-size-asian="10pt" style:font-weight-asian="bold" style:font-size-complex="10pt" style:font-weight-complex="bold"/>
    </style:style>
    <style:style style:name="T11" style:family="text">
      <style:text-properties style:font-name="Ubuntu" fo:font-size="10pt" fo:font-weight="bold" officeooo:rsid="000ed651" style:font-size-asian="10pt" style:font-weight-asian="bold" style:font-size-complex="10pt" style:font-weight-complex="bold"/>
    </style:style>
    <style:style style:name="T12" style:family="text">
      <style:text-properties style:font-name="Ubuntu" fo:font-size="10pt" fo:font-weight="normal" style:font-size-asian="10pt" style:font-weight-asian="normal" style:font-size-complex="10pt" style:font-weight-complex="normal"/>
    </style:style>
    <style:style style:name="T13" style:family="text">
      <style:text-properties style:font-name="Ubuntu" fo:font-size="10pt" fo:font-weight="normal" officeooo:rsid="000ed651" style:font-size-asian="10pt" style:font-weight-asian="normal" style:font-size-complex="10pt" style:font-weight-complex="normal"/>
    </style:style>
    <style:style style:name="T14" style:family="text">
      <style:text-properties style:font-name="Ubuntu" fo:font-size="12pt" style:font-size-asian="12pt" style:font-size-complex="12pt"/>
    </style:style>
    <style:style style:name="T15" style:family="text">
      <style:text-properties officeooo:rsid="0010837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Strong_20_Emphasis"><text:span text:style-name="T4"/></text:span></text:p>
      <text:p text:style-name="P6"><text:span text:style-name="Strong_20_Emphasis"><text:span text:style-name="T4"><text:s/></text:span></text:span><text:span text:style-name="Strong_20_Emphasis"><text:span text:style-name="T14">TERMO DE RESPONSABILIDADE </text:span></text:span></text:p>
      <text:p text:style-name="P6"><text:span text:style-name="Strong_20_Emphasis"><text:span text:style-name="T4"/></text:span></text:p>
      <text:p text:style-name="P2"/>
      <text:p text:style-name="P6"><text:span text:style-name="T4">Sobre o </text:span><text:span text:style-name="Strong_20_Emphasis"><text:span text:style-name="T4">FLIS</text:span></text:span><text:span text:style-name="Strong_20_Emphasis"><text:span text:style-name="T5">o</text:span></text:span><text:span text:style-name="Strong_20_Emphasis"><text:span text:style-name="T4">L </text:span></text:span><text:span text:style-name="Strong_20_Emphasis"><text:span text:style-name="T5">Blumenau</text:span></text:span></text:p>
      <text:p text:style-name="P8"><text:s/></text:p>
      <text:p text:style-name="P11"><text:span text:style-name="T4">O </text:span><text:span text:style-name="T10">FLIS</text:span><text:span text:style-name="T11">o</text:span><text:span text:style-name="T10">L </text:span><text:span text:style-name="T11">Blumenau</text:span><text:span text:style-name="T4"> é um evento organizado pelo </text:span><text:span text:style-name="T11">Hackerspace Blumenau</text:span><text:span text:style-name="T4">, trazendo voluntários para realizar instalações de Software Livre nos computadores dos visitantes. A participação no </text:span><text:span text:style-name="Strong_20_Emphasis"><text:span text:style-name="T4">FLIS</text:span></text:span><text:span text:style-name="Strong_20_Emphasis"><text:span text:style-name="T5">o</text:span></text:span><text:span text:style-name="Strong_20_Emphasis"><text:span text:style-name="T4">L </text:span></text:span><text:span text:style-name="Strong_20_Emphasis"><text:span text:style-name="T5">Blumenau</text:span></text:span><text:span text:style-name="T4"> é totalmente gratuita e aberta à comunidade. </text:span></text:p>
      <text:p text:style-name="P8"/>
      <text:p text:style-name="P8"/>
      <text:p text:style-name="P10"><text:span text:style-name="T3">Sobre os serviços oferecidos</text:span></text:p>
      <text:p text:style-name="P8"/>
      <text:p text:style-name="P11"><text:span text:style-name="T4">O </text:span><text:span text:style-name="Strong_20_Emphasis"><text:span text:style-name="T4">FLIS</text:span></text:span><text:span text:style-name="Strong_20_Emphasis"><text:span text:style-name="T5">o</text:span></text:span><text:span text:style-name="Strong_20_Emphasis"><text:span text:style-name="T4">L </text:span></text:span><text:span text:style-name="Strong_20_Emphasis"><text:span text:style-name="T5">Blumenau</text:span></text:span><text:span text:style-name="T4"> é um evento que irá realizar a instalação de Software Livre, bem como lhe fornecer indicações de como e onde obter mais informações e suporte. Para participar das instalações </text:span><text:span text:style-name="T5">é necessário</text:span><text:span text:style-name="T4"> ler e concordar com todos os itens deste </text:span><text:span text:style-name="T10">Termo de Responsabilidade</text:span><text:span text:style-name="T4">. </text:span></text:p>
      <text:p text:style-name="P8"/>
      <text:p text:style-name="P12"><text:span text:style-name="T4">O </text:span><text:span text:style-name="Strong_20_Emphasis"><text:span text:style-name="T4">FLIS</text:span></text:span><text:span text:style-name="Strong_20_Emphasis"><text:span text:style-name="T5">o</text:span></text:span><text:span text:style-name="Strong_20_Emphasis"><text:span text:style-name="T4">L </text:span></text:span><text:span text:style-name="Strong_20_Emphasis"><text:span text:style-name="T5">Blumenau</text:span></text:span><text:span text:style-name="T4"> somente instalará Software Livre em 1 (uma) máquina por pessoa.</text:span></text:p>
      <text:p text:style-name="P12"><text:span text:style-name="T4"/></text:p>
      <text:p text:style-name="P12"><text:span text:style-name="T5">As instalações</text:span><text:span text:style-name="T4"> ser</text:span><text:span text:style-name="T5">ão</text:span><text:span text:style-name="T4"> realizado</text:span><text:span text:style-name="T5">s durante o evento</text:span><text:span text:style-name="T12"> n</text:span><text:span text:style-name="T13">a</text:span><text:span text:style-name="T12"> </text:span><text:span text:style-name="Strong_20_Emphasis"><text:span text:style-name="T11">Universidade Regional de Blumenau</text:span></text:span><text:span text:style-name="Strong_20_Emphasis"><text:span text:style-name="T10"> </text:span></text:span><text:span text:style-name="T12">das </text:span><text:span text:style-name="Strong_20_Emphasis"><text:span text:style-name="T10">09:00h</text:span></text:span><text:span text:style-name="T12"> às </text:span><text:span text:style-name="Strong_20_Emphasis"><text:span text:style-name="T10">1</text:span></text:span><text:span text:style-name="Strong_20_Emphasis"><text:span text:style-name="T11">7</text:span></text:span><text:span text:style-name="Strong_20_Emphasis"><text:span text:style-name="T10">:00h</text:span></text:span><text:span text:style-name="T12">, do </text:span><text:span text:style-name="T10">dia 2</text:span><text:span text:style-name="T11">8</text:span><text:span text:style-name="Strong_20_Emphasis"><text:span text:style-name="T10"> de abril de 201</text:span></text:span><text:span text:style-name="Strong_20_Emphasis"><text:span text:style-name="T11">9</text:span></text:span><text:span text:style-name="T12">. </text:span><text:span text:style-name="T4">Caso não seja possível efetuar a instalação dentro do horário estipulado para o evento ou por problemas técnicos, o evento não estará obrigado a efetuá-las. </text:span></text:p>
      <text:p text:style-name="P8"/>
      <text:p text:style-name="P12"><text:span text:style-name="T4">O </text:span><text:span text:style-name="T5">participante</text:span><text:span text:style-name="T4"> </text:span><text:span text:style-name="T5">acorda que </text:span><text:span text:style-name="T4">f</text:span><text:span text:style-name="T5">ez</text:span><text:span text:style-name="T4"> uma cópia de todos os seus dados que estão no seu computador. A organização do </text:span><text:span text:style-name="Strong_20_Emphasis"><text:span text:style-name="T4">FLIS</text:span></text:span><text:span text:style-name="Strong_20_Emphasis"><text:span text:style-name="T5">o</text:span></text:span><text:span text:style-name="Strong_20_Emphasis"><text:span text:style-name="T4">L </text:span></text:span><text:span text:style-name="Strong_20_Emphasis"><text:span text:style-name="T5">Blumenau</text:span></text:span><text:span text:style-name="T4"> não se responsabiliza pelo armazenamento de arquivos </text:span><text:span text:style-name="T9">contidos no</text:span><text:span text:style-name="T4"> computador e não efetuará back-up para os participantes. O evento não se responsabiliza por perda de dados.</text:span></text:p>
      <text:p text:style-name="P12"><text:span text:style-name="T4"/></text:p>
      <text:p text:style-name="P12"><text:span text:style-name="T4">No caso em que haja interesse de configuração de dual boot (mais de um sistema operacional instalado na mesma máquina), ou de reparticionamento de uma máquina com sistema operacional já instalada, o evento não é responsável pela estabilidade do sistema ou instalação de outros sistemas operacionais presentes.</text:span></text:p>
      <text:p text:style-name="P12"><text:span text:style-name="T4"/></text:p>
      <text:p text:style-name="P12"><text:span text:style-name="T4"/></text:p>
      <text:p text:style-name="P16"><text:span text:style-name="T4">Sobre as garantias</text:span></text:p>
      <text:p text:style-name="P12"><text:span text:style-name="T4"/></text:p>
      <text:p text:style-name="P13"><text:span text:style-name="T4">Todo e qualquer problema decorrente do sistema operacional ou dos aplicativos </text:span><text:span text:style-name="T9">instalados</text:span><text:span text:style-name="T4"> não é responsabilidade dos organizadores do </text:span><text:span text:style-name="Strong_20_Emphasis"><text:span text:style-name="T4">FLISOL </text:span></text:span><text:span text:style-name="Strong_20_Emphasis"><text:span text:style-name="T5">Blumenau</text:span></text:span><text:span text:style-name="T4"> e/ou dos patrocinadores e apoiadores </text:span><text:span text:style-name="T5">do evento</text:span><text:span text:style-name="T4">. Este evento é de abrangência pública e de participação gratuita, e não gera compromissos de suporte. </text:span></text:p>
      <text:p text:style-name="P13"><text:span text:style-name="T4"/></text:p>
      <text:p text:style-name="P12"><text:span text:style-name="T8">O evento</text:span><text:span text:style-name="T4"> n</text:span><text:span text:style-name="T8">ão se</text:span><text:span text:style-name="T4"> responsabiliza por qualquer dano físico ou lógico ocasionado anteriormente, durante </text:span><text:span text:style-name="T6">ou depois </text:span><text:span text:style-name="T4">a instalação.</text:span></text:p>
      <text:p text:style-name="P12"><text:span text:style-name="T4"/></text:p>
      <text:p text:style-name="P14"><text:span text:style-name="T8">O evento</text:span><text:span text:style-name="T4"> n</text:span><text:span text:style-name="T8">ão se</text:span><text:span text:style-name="T4"> responsabiliza por quaisquer furto ou perda de computadores, </text:span><text:span text:style-name="T8">componentes</text:span><text:span text:style-name="T4"> ou pereféricos.</text:span></text:p>
      <text:p text:style-name="P14"><text:span text:style-name="T4"/></text:p>
      <text:p text:style-name="P15"><text:span text:style-name="T4">A instalação de sistemas operacionas ou aplicativos não gerar nenhum vínculo de suporte com o evento.</text:span></text:p>
      <text:p text:style-name="P3"/>
      <text:p text:style-name="P3"/>
      <text:p text:style-name="P5"><text:span text:style-name="T15">Declaro que l</text:span>i e concordo com todos os itens dispostos acima.<text:line-break/><text:line-break/>Nome: <text:span text:style-name="T1">_________________________________________________________________________________________________________________________________________ <text:s text:c="2"/></text:span></text:p>
      <text:p text:style-name="P5"><text:span text:style-name="T2">CPF</text:span>: <text:span text:style-name="T1">___________________________________________</text:span> Assinatura: <text:span text:style-name="T1">_______________________________________________________________________________ </text:span><text:line-break/><text:line-break/>Instalador Responsável: <text:span text:style-name="T1">_______________________________________________________________________________________________________________</text:span> <text:line-break/></text:p>
      <text:p text:style-name="P4"/>
      <text:p text:style-name="P7"><text:span text:style-name="Strong_20_Emphasis"><text:span text:style-name="T5">Blumenau</text:span></text:span><text:span text:style-name="T4">, 2</text:span><text:span text:style-name="T5">8</text:span><text:span text:style-name="T4"> de abril de 201</text:span><text:span text:style-name="T7">8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" style:font-family-generic="swiss" style:font-pitch="fixed"/>
    <style:font-face style:name="Ubuntu" svg:font-family="Ubuntu" style:font-pitch="variable"/>
    <style:font-face style:name="DejaVu Sans" svg:font-family="'DejaVu Sans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URW Gothic L" svg:font-family="'URW Gothic L'" style:font-family-generic="swiss" style:font-pitch="variable"/>
    <style:font-face style:name="DejaVu Sans2" svg:font-family="'DejaVu Sans'" style:font-family-generic="system" style:font-pitch="variable"/>
    <style:font-face style:name="DejaVu Sans Light" svg:font-family="'DejaVu Sans Light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ans" fo:font-size="12pt" fo:language="pt" fo:country="BR" style:font-name-asian="DejaVu Sans2" style:font-size-asian="12pt" style:language-asian="pt" style:country-asian="BR" style:font-name-complex="DejaVu Sans2" style:font-size-complex="12pt" style:language-complex="pt" style:country-complex="B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ans" fo:font-size="12pt" fo:language="pt" fo:country="BR" style:font-name-asian="DejaVu Sans2" style:font-size-asian="12pt" style:language-asian="pt" style:country-asian="BR" style:font-name-complex="DejaVu Sans2" style:font-size-complex="12pt" style:language-complex="pt" style:country-complex="B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 Light" style:font-family-asian="'DejaVu Sans Light'" style:font-family-generic-asian="system" style:font-pitch-asian="variable" style:font-size-asian="14pt" style:font-name-complex="DejaVu Sans Light" style:font-family-complex="'DejaVu Sans Light'" style:font-family-generic-complex="system" style:font-pitch-complex="variable" style:font-size-complex="14pt"/>
    </style:style>
    <style:style style:name="Title" style:family="paragraph" style:parent-style-name="Standard" style:next-style-name="Text_20_body" style:class="chapter">
      <style:paragraph-properties fo:margin-top="0.1665in" fo:margin-bottom="0.0835in" loext:contextual-spacing="false" fo:keep-with-next="always"/>
      <style:text-properties style:font-name="DejaVu Sans1" fo:font-family="'DejaVu Sans'" style:font-family-generic="swiss" style:font-pitch="variable" fo:font-size="14pt" style:font-name-asian="DejaVu Sans2" style:font-family-asian="'DejaVu Sans'" style:font-family-generic-asian="system" style:font-pitch-asian="variable" style:font-size-asian="14pt" style:font-name-complex="DejaVu Sans2" style:font-family-complex="'DejaVu Sans'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3937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5.1$Linux_X86_64 LibreOffice_project/40m0$Build-1</meta:generator>
    <meta:creation-date>2007-04-11T00:36:53</meta:creation-date>
    <dc:date>2018-04-27T17:13:00.039495567</dc:date>
    <meta:printed-by>Ana Comandulli</meta:printed-by>
    <meta:print-date>2007-04-27T16:25:52</meta:print-date>
    <dc:language>pt-BR</dc:language>
    <meta:editing-cycles>24</meta:editing-cycles>
    <meta:editing-duration>PT2H51M2S</meta:editing-duration>
    <meta:document-statistic meta:table-count="0" meta:image-count="0" meta:object-count="0" meta:page-count="1" meta:paragraph-count="18" meta:word-count="367" meta:character-count="2740" meta:non-whitespace-character-count="2375"/>
    <meta:user-defined meta:name="Info 1"/>
    <meta:user-defined meta:name="Info 2"/>
    <meta:user-defined meta:name="Info 3"/>
    <meta:user-defined meta:name="Info 4"/>
  </office:meta>
</office:document-meta>
</file>